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0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11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3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1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0d580" style:font-name-asian="Proxima Nova1" style:font-size-asian="12pt" style:font-name-complex="Proxima Nova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paragraph-rsid="0018a166" style:font-name-asian="Lucida Sans1" style:font-size-asian="10pt" style:font-name-complex="Lucida Sans1" style:font-size-complex="10pt"/>
    </style:style>
    <style:style style:name="P18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1e0b8d" officeooo:paragraph-rsid="001e0b8d" style:font-name-asian="Lucida Sans1" style:font-size-asian="10pt" style:font-name-complex="Lucida Sans1" style:font-size-complex="10pt"/>
    </style:style>
    <style:style style:name="P19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20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5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6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7" style:family="text">
      <style:text-properties fo:color="#434343" fo:font-weight="bold" style:font-weight-asian="bold"/>
    </style:style>
    <style:style style:name="T8" style:family="text">
      <style:text-properties fo:color="#434343" fo:font-weight="bold" officeooo:rsid="001559f5" style:font-weight-asian="bold"/>
    </style:style>
    <style:style style:name="T9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0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666666"/>
    </style:style>
    <style:style style:name="T13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4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5" style:family="text">
      <style:text-properties fo:color="#3c78d8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officeooo:rsid="001559f5" style:font-weight-asian="normal"/>
    </style:style>
    <style:style style:name="T19" style:family="text">
      <style:text-properties fo:font-style="italic" fo:font-weight="normal" style:font-style-asian="italic" style:font-weight-asian="normal"/>
    </style:style>
    <style:style style:name="T20" style:family="text">
      <style:text-properties fo:font-style="italic" fo:font-weight="normal" officeooo:rsid="001559f5" style:font-style-asian="italic" style:font-weight-asian="normal"/>
    </style:style>
    <style:style style:name="T21" style:family="text">
      <style:text-properties officeooo:rsid="0013f264"/>
    </style:style>
    <style:style style:name="T22" style:family="text">
      <style:text-properties officeooo:rsid="0017b97a"/>
    </style:style>
    <style:style style:name="T23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4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5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6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220fc5" style:font-name-asian="Lucida Sans1" style:font-size-asian="10pt" style:font-name-complex="Lucida Sans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2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6">Senior Software Engineer</text:span><text:span text:style-name="T12"><text:line-break/></text:span></text:p>
            <text:p text:style-name="P7">github.com/<text:span text:style-name="T21">post-j-ma</text:span></text:p>
          </table:table-cell>
          <table:table-cell table:style-name="Table1.B1" office:value-type="string">
            <text:p text:style-name="P9">Germantown, MD, USA</text:p>
            <text:p text:style-name="P8"><text:span text:style-name="T14">lymclymc123</text:span><text:a xlink:type="simple" xlink:href="mailto:adam@gmail.com" text:style-name="Internet_20_link" text:visited-style-name="Visited_20_Internet_20_Link"><text:span text:style-name="T13">@gmail.com<text:line-break/></text:span></text:a><text:a xlink:type="simple" xlink:href="mailto:adam@gmail.com" text:style-name="Internet_20_link" text:visited-style-name="Visited_20_Internet_20_Link">+</text:a><text:span text:style-name="T14">1 301 221 1658</text:span></text:p>
          </table:table-cell>
        </table:table-row>
      </table:table>
      <text:p text:style-name="P3"><text:bookmark text:name="_xilq3no4l05s"/><text:line-break/>WORK EXPERIENCE</text:p>
      <text:p text:style-name="P10"><text:bookmark text:name="_kb6tdcv6o578"/><text:span text:style-name="T8">Senior </text:span><text:span text:style-name="T7">Software </text:span><text:span text:style-name="T8">Engineer</text:span><text:span text:style-name="T7">, </text:span><text:span text:style-name="T8">Intelligrated</text:span><text:span text:style-name="T15"> </text:span><text:span text:style-name="T16"> </text:span><text:span text:style-name="T17">- </text:span><text:span text:style-name="T18">Jan</text:span><text:span text:style-name="T19">/20</text:span><text:span text:style-name="T20">07</text:span><text:span text:style-name="T19">  - present – </text:span><text:span text:style-name="T20">Frederick, MD</text:span></text:p>
      <text:list xml:id="list2652331519896032879" text:style-name="WWNum1">
        <text:list-item>
          <text:p text:style-name="P14"><text:span text:style-name="T23">Experience</text:span><text:span text:style-name="T24">d</text:span><text:span text:style-name="T23"> with </text:span><text:span text:style-name="T24">writing and developing unit tests under the </text:span><text:span text:style-name="T23">jUnit testing framework </text:span><text:span text:style-name="T24">and under the Test Driven Development model.</text:span></text:p>
        </text:list-item>
        <text:list-item>
          <text:p text:style-name="P15"><text:span text:style-name="T24">Develop, maintain, and troubleshoot code with Java and C#</text:span><text:span text:style-name="T25"> (Winforms and Visual Studio 2013)</text:span><text:span text:style-name="T24"> at the Enterprise level, </text:span><text:span text:style-name="T29">for 10 years.</text:span></text:p>
        </text:list-item>
        <text:list-item>
          <text:p text:style-name="P16"><text:span text:style-name="T29">W</text:span><text:span text:style-name="T23">orking on a desktop Winforms client, in C# – a multi-tabbed, multiple document interface GUI, which connects to a series of services and displays data and allows the user to interact and control the system.</text:span></text:p>
          <text:list>
            <text:list-item>
              <text:p text:style-name="P16"><text:span text:style-name="T23">Developed a panel from scratch for this client which showed live statistical data to the end user.</text:span></text:p>
            </text:list-item>
            <text:list-item>
              <text:p text:style-name="P16"><text:span text:style-name="T23">Developed another panel which allowed users to control infrared devices.</text:span></text:p>
            </text:list-item>
            <text:list-item>
              <text:p text:style-name="P16"><text:span text:style-name="T23">Enhancing the existing 3D model viewer with functionality for new device types.</text:span></text:p>
            </text:list-item>
          </text:list>
        </text:list-item>
        <text:list-item>
          <text:p text:style-name="P16"><text:span text:style-name="T29">C</text:span><text:span text:style-name="T23">reated a number of standalone GUI tools using Winforms and C#, including the following:</text:span></text:p>
          <text:list>
            <text:list-item>
              <text:p text:style-name="P16"><text:span text:style-name="T23">XLSX parser to generate an SQL script to populate a 3D model.</text:span></text:p>
            </text:list-item>
            <text:list-item>
              <text:p text:style-name="P16"><text:span text:style-name="T23">Another XLSX parser to take a partly filled in XLSX file (I/O list) and fill in the remaining data.</text:span></text:p>
            </text:list-item>
            <text:list-item>
              <text:p text:style-name="P16"><text:span text:style-name="T23">A log file parser that takes a log file and generates a series of XLSX files to describe the collected data.</text:span></text:p>
            </text:list-item>
            <text:list-item>
              <text:p text:style-name="P16"><text:span text:style-name="T23">Another log file parser that takes a log file and displays graphical data about problem areas.</text:span></text:p>
            </text:list-item>
          </text:list>
        </text:list-item>
        <text:list-item>
          <text:p text:style-name="P14"><text:span text:style-name="T23">Set up and maintained Subversion </text:span><text:span text:style-name="T28">repositories</text:span><text:span text:style-name="T23"> and Git and Mercurial version control systems</text:span></text:p>
        </text:list-item>
        <text:list-item>
          <text:p text:style-name="P17">Experience with Agile development (CI/CD) and SCRUM, and performing and participating in code reviews</text:p>
        </text:list-item>
        <text:list-item>
          <text:p text:style-name="P17">Experience with using Jenkins for automated test builds (under Continuous Integration)</text:p>
        </text:list-item>
        <text:list-item>
          <text:p text:style-name="P14"><text:span text:style-name="T23">Performed performance and regression testing of applications </text:span><text:span text:style-name="T27">with QA team, </text:span><text:span text:style-name="T29">6 years</text:span></text:p>
        </text:list-item>
        <text:list-item>
          <text:p text:style-name="P17">Provide Level 2 customer hotline technical support</text:p>
        </text:list-item>
        <text:list-item>
          <text:p text:style-name="P17">Develop and maintain various MSSQL scripts</text:p>
        </text:list-item>
        <text:list-item>
          <text:p text:style-name="P18">Assisted in re-implementing PCCT (Portable Carrier Configuration Tool), which uses infrared to wirelessly control and command lightweight motors.</text:p>
        </text:list-item>
        <text:list-item>
          <text:p text:style-name="P17">Extensive unix shell script and C code development under the SCO Openerver and Redhat Enterprise GNU/Linux environments</text:p>
        </text:list-item>
        <text:list-item>
          <text:p text:style-name="P17">Python code development under the MS Windows and GNU/Linux environments</text:p>
        </text:list-item>
        <text:list-item>
          <text:p text:style-name="P17">Set up and maintained Windows and Linux guest virtual machines as test environments on VMWare server and VMWare ESX Server and VirtualBox</text:p>
        </text:list-item>
        <text:list-item>
          <text:p text:style-name="P17"><text:soft-page-break/>Assisted in setting up and maintaining server and workstation hardware, including replacing PCI cards, hard disks, and cdrom drives.</text:p>
        </text:list-item>
        <text:list-item>
          <text:p text:style-name="P17">Extensive knowledge of IP networking (setting IP routes, configuring iptables-based firewalls, setting up Virtual Private Networks (PPTP, SSTP, and OpenVPN), setting up Ethernet bridges, and using virtual network interfaces)</text:p>
        </text:list-item>
        <text:list-item>
          <text:p text:style-name="P17">Experience installing and deploying Windows 2003, 2008, and 2012 Servers</text:p>
        </text:list-item>
        <text:list-item>
          <text:p text:style-name="P17">Experience installing and deploying a variety of Linux servers, such as RedHat Enterprise, Gentoo, Debian, and ArchLinux, and am familiar with their respective package managers (rpm, emerge, apt-get, and pacman) as well.</text:p>
        </text:list-item>
        <text:list-item>
          <text:p text:style-name="P17">Experience installing and deploying Microsoft SQL Server, PostgresSQL, and MySQL systems.</text:p>
        </text:list-item>
        <text:list-item>
          <text:p text:style-name="P17">Experience installing and maintaining Apache web servers</text:p>
        </text:list-item>
        <text:list-item>
          <text:p text:style-name="P17">Experience with Tomcat and JSP serverlets</text:p>
        </text:list-item>
        <text:list-item>
          <text:p text:style-name="P17">Experience with using JIRA for bug tracking and Confluence</text:p>
        </text:list-item>
        <text:list-item>
          <text:p text:style-name="P17">Experience with JAD (Java decompiler) and Apache Common BCEL.</text:p>
        </text:list-item>
        <text:list-item>
          <text:p text:style-name="P17">Developed applications that relied on Websphere MQ</text:p>
        </text:list-item>
        <text:list-item>
          <text:p text:style-name="P17">Developed and maintained UIO framework and Linux Kernel Module drivers</text:p>
        </text:list-item>
      </text:list>
      <text:p text:style-name="P13"/>
      <text:p text:style-name="P11"/>
      <text:p text:style-name="P3"><text:bookmark text:name="_s296xj4fjnpf"/>SIDE PROJECTS</text:p>
      <text:p text:style-name="P12"><text:span text:style-name="T9">OpenEuphoria</text:span><text:span text:style-name="T10">: </text:span><text:span text:style-name="T11">Helped develop and maintain a programming language, OpenEuphoria (including the unit tests). </text:span></text:p>
      <text:p text:style-name="P12"><text:span text:style-name="T9">OpenEuphoria Forum</text:span><text:span text:style-name="T11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12"><text:span text:style-name="T3">ACX111 driver: </text:span><text:span text:style-name="T4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4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10"><text:bookmark text:name="_53t8eqmfj43j"/>20<text:span text:style-name="T21">06</text:span> B.S. in Computer Science, University of <text:span text:style-name="T21">Maryland</text:span></text:p>
      <text:list xml:id="list104828175076801" text:continue-numbering="true" text:style-name="WWNum1">
        <text:list-header>
          <text:p text:style-name="P19"><text:line-break/></text:p>
        </text:list-header>
      </text:list>
      <text:p text:style-name="P3"><text:bookmark text:name="_myykiug5b84q"/><text:soft-page-break/>TECHNICAL SKILLS</text:p>
      <text:p text:style-name="P5"><text:span text:style-name="T23">Java, JavaScript, .Net, XML, HTML, TCP/IP, Visual Studio.Net, Eclipse, SQL, MS SQL Server, MySQL, PostgresSQL, C, C++, C#, </text:span><text:span text:style-name="T30">Winforms,</text:span><text:span text:style-name="T23"> Maven, Apache Ant, Bash Shell Script, Python, GTK, </text:span><text:span text:style-name="T26">Subversion, Mercurial, Git, </text:span><text:span text:style-name="T23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2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5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0-17T10:48:00.431924880</dc:date>
    <meta:editing-duration>PT7H14M58S</meta:editing-duration>
    <meta:editing-cycles>11</meta:editing-cycles>
    <meta:document-statistic meta:table-count="1" meta:image-count="1" meta:object-count="0" meta:page-count="3" meta:paragraph-count="51" meta:word-count="648" meta:character-count="4309" meta:non-whitespace-character-count="3733"/>
  </office:meta>
</office:document-meta>
</file>